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" svg:font-family="'Linux Libertine', Georgia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Languages" style:family="table">
      <style:table-properties style:width="6.925in" table:align="margins"/>
    </style:style>
    <style:style style:name="Languages.A" style:family="table-column">
      <style:table-column-properties style:column-width="1.3847in" style:rel-column-width="13107*"/>
    </style:style>
    <style:style style:name="Languages.A1" style:family="table-cell">
      <style:table-cell-properties fo:padding="0.0382in" fo:border-left="0.05pt solid #000000" fo:border-right="none" fo:border-top="0.05pt solid #000000" fo:border-bottom="0.05pt solid #000000"/>
    </style:style>
    <style:style style:name="Languages.E1" style:family="table-cell">
      <style:table-cell-properties fo:padding="0.0382in" fo:border="0.05pt solid #000000"/>
    </style:style>
    <style:style style:name="Languages.A2" style:family="table-cell">
      <style:table-cell-properties fo:padding="0.0382in" fo:border-left="0.05pt solid #000000" fo:border-right="none" fo:border-top="none" fo:border-bottom="0.05pt solid #000000"/>
    </style:style>
    <style:style style:name="Languag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896e" officeooo:paragraph-rsid="0003896e"/>
    </style:style>
    <style:style style:name="P2" style:family="paragraph" style:parent-style-name="Standard" style:list-style-name="L1">
      <style:text-properties officeooo:rsid="0003ea17" officeooo:paragraph-rsid="0003ea17"/>
    </style:style>
    <style:style style:name="P3" style:family="paragraph" style:parent-style-name="Standard" style:list-style-name="L1">
      <style:text-properties officeooo:rsid="0007000d" officeooo:paragraph-rsid="0007000d"/>
    </style:style>
    <style:style style:name="P4" style:family="paragraph" style:parent-style-name="Table_20_Contents">
      <style:text-properties officeooo:rsid="0005d148" officeooo:paragraph-rsid="0005d14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d148" officeooo:paragraph-rsid="0005d148" style:font-weight-asian="bold" style:font-weight-complex="bold"/>
    </style:style>
    <style:style style:name="P6" style:family="paragraph" style:parent-style-name="Table_20_Contents">
      <style:text-properties officeooo:rsid="000618c4" officeooo:paragraph-rsid="000618c4"/>
    </style:style>
    <style:style style:name="T1" style:family="text">
      <style:text-properties officeooo:rsid="0005d14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Languages" table:style-name="Languages">
        <table:table-column table:style-name="Languages.A" table:number-columns-repeated="5"/>
        <table:table-row>
          <table:table-cell table:style-name="Languages.A1" office:value-type="string">
            <text:p text:style-name="P5">Imperative</text:p>
          </table:table-cell>
          <table:table-cell table:style-name="Languages.A1" office:value-type="string">
            <text:p text:style-name="P5">Procedural</text:p>
          </table:table-cell>
          <table:table-cell table:style-name="Languages.A1" office:value-type="string">
            <text:p text:style-name="P5">Object-Oriented</text:p>
          </table:table-cell>
          <table:table-cell table:style-name="Languages.A1" office:value-type="string">
            <text:p text:style-name="P5">Functional</text:p>
          </table:table-cell>
          <table:table-cell table:style-name="Languages.E1" office:value-type="string">
            <text:p text:style-name="P5">Logical</text:p>
          </table:table-cell>
        </table:table-row>
        <table:table-row>
          <table:table-cell table:style-name="Languages.A2" office:value-type="string">
            <text:p text:style-name="P4">BASIC</text:p>
          </table:table-cell>
          <table:table-cell table:style-name="Languages.A2" office:value-type="string">
            <text:p text:style-name="P6">BASIC</text:p>
          </table:table-cell>
          <table:table-cell table:style-name="Languages.A2" office:value-type="string">
            <text:p text:style-name="Table_20_Contents"/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C / C++ / C#</text:p>
          </table:table-cell>
          <table:table-cell table:style-name="Languages.A2" office:value-type="string">
            <text:p text:style-name="P6">C / C++ / C#</text:p>
          </table:table-cell>
          <table:table-cell table:style-name="Languages.A2" office:value-type="string">
            <text:p text:style-name="P6">C++ / C#</text:p>
          </table:table-cell>
          <table:table-cell table:style-name="Languages.A2" office:value-type="string">
            <text:p text:style-name="P6">C++</text:p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COBOL</text:p>
          </table:table-cell>
          <table:table-cell table:style-name="Languages.A2" office:value-type="string">
            <text:p text:style-name="P6">COBOL</text:p>
          </table:table-cell>
          <table:table-cell table:style-name="Languages.A2" office:value-type="string">
            <text:p text:style-name="Table_20_Contents"/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FORTRAN</text:p>
          </table:table-cell>
          <table:table-cell table:style-name="Languages.A2" office:value-type="string">
            <text:p text:style-name="P6">FORTRAN</text:p>
          </table:table-cell>
          <table:table-cell table:style-name="Languages.A2" office:value-type="string">
            <text:p text:style-name="P6">Fortran</text:p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/>
          </table:table-cell>
          <table:table-cell table:style-name="Languages.A2" office:value-type="string">
            <text:p text:style-name="P6">ECMAScript</text:p>
          </table:table-cell>
          <table:table-cell table:style-name="Languages.A2" office:value-type="string">
            <text:p text:style-name="P6">ECMAScript</text:p>
          </table:table-cell>
          <table:table-cell table:style-name="Languages.A2" office:value-type="string">
            <text:p text:style-name="P6">ECMAScript</text:p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/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P6">Haskell</text:p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Java</text:p>
          </table:table-cell>
          <table:table-cell table:style-name="Languages.A2" office:value-type="string">
            <text:p text:style-name="P6">Java</text:p>
          </table:table-cell>
          <table:table-cell table:style-name="Languages.A2" office:value-type="string">
            <text:p text:style-name="P6">Java</text:p>
          </table:table-cell>
          <table:table-cell table:style-name="Languages.A2" office:value-type="string">
            <text:p text:style-name="P6">Java</text:p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/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P6">Lisp</text:p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Lua</text:p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P6">Lua</text:p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Perl</text:p>
          </table:table-cell>
          <table:table-cell table:style-name="Languages.A2" office:value-type="string">
            <text:p text:style-name="P6">Perl</text:p>
          </table:table-cell>
          <table:table-cell table:style-name="Languages.A2" office:value-type="string">
            <text:p text:style-name="Table_20_Contents"/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PHP</text:p>
          </table:table-cell>
          <table:table-cell table:style-name="Languages.A2" office:value-type="string">
            <text:p text:style-name="Table_20_Contents"/>
          </table:table-cell>
          <table:table-cell table:style-name="Languages.A2" office:value-type="string">
            <text:p text:style-name="P6">PHP</text:p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/>
          </table:table-cell>
          <table:table-cell table:style-name="Languages.A2" office:value-type="string">
            <text:p text:style-name="Table_20_Contents"/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Table_20_Contents"/>
          </table:table-cell>
          <table:table-cell table:style-name="Languages.E2" office:value-type="string">
            <text:p text:style-name="P6">Prolog</text:p>
          </table:table-cell>
        </table:table-row>
        <table:table-row>
          <table:table-cell table:style-name="Languages.A2" office:value-type="string">
            <text:p text:style-name="P4">Python</text:p>
          </table:table-cell>
          <table:table-cell table:style-name="Languages.A2" office:value-type="string">
            <text:p text:style-name="P6">Python</text:p>
          </table:table-cell>
          <table:table-cell table:style-name="Languages.A2" office:value-type="string">
            <text:p text:style-name="P6">Python</text:p>
          </table:table-cell>
          <table:table-cell table:style-name="Languages.A2" office:value-type="string">
            <text:p text:style-name="P6">Python</text:p>
          </table:table-cell>
          <table:table-cell table:style-name="Languages.E2" office:value-type="string">
            <text:p text:style-name="Table_20_Contents"/>
          </table:table-cell>
        </table:table-row>
        <table:table-row>
          <table:table-cell table:style-name="Languages.A2" office:value-type="string">
            <text:p text:style-name="P4">Ruby</text:p>
          </table:table-cell>
          <table:table-cell table:style-name="Languages.A2" office:value-type="string">
            <text:p text:style-name="P6"/>
          </table:table-cell>
          <table:table-cell table:style-name="Languages.A2" office:value-type="string">
            <text:p text:style-name="P6">Ruby</text:p>
          </table:table-cell>
          <table:table-cell table:style-name="Languages.A2" office:value-type="string">
            <text:p text:style-name="P6">Ruby</text:p>
          </table:table-cell>
          <table:table-cell table:style-name="Languages.E2" office:value-type="string">
            <text:p text:style-name="Table_20_Contents"/>
          </table:table-cell>
        </table:table-row>
      </table:table>
      <text:p text:style-name="P1"/>
      <text:p text:style-name="P1">Works Cited</text:p>
      <text:p text:style-name="P1"/>
      <text:list xml:id="list5680492829772891417" text:style-name="L1">
        <text:list-item>
          <text:p text:style-name="P2"><text:span text:style-name="T1">Imperative Programming, Wikipedia, 2016. Available from: &lt;</text:span><text:a xlink:type="simple" xlink:href="https://en.wikipedia.org/wiki/Imperative_programming" text:style-name="Internet_20_link" text:visited-style-name="Visited_20_Internet_20_Link">https://en.wikipedia.org/wiki/Imperative_programming</text:a><text:span text:style-name="T1">&gt;. [5 February 2016]</text:span></text:p>
        </text:list-item>
        <text:list-item>
          <text:p text:style-name="P3">List of Programming Languages by Type, 2016. Available from: &lt;<text:a xlink:type="simple" xlink:href="https://en.wikipedia.org/wiki/List_of_programming_languages_by_type#Imperative_languages" text:style-name="Internet_20_link" text:visited-style-name="Visited_20_Internet_20_Link">https://en.wikipedia.org/wiki/List_of_programming_languages_by_type</text:a>&gt;. [5 February 2016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" svg:font-family="'Linux Libertine', Georgia, Times, 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5T12:23:57.122224844</meta:creation-date>
    <meta:generator>LibreOffice/5.0.4.2$Linux_X86_64 LibreOffice_project/00m0$Build-2</meta:generator>
    <dc:date>2016-02-05T13:37:41.066118356</dc:date>
    <meta:editing-duration>PT1M27S</meta:editing-duration>
    <meta:editing-cycles>1</meta:editing-cycles>
    <meta:document-statistic meta:table-count="1" meta:image-count="0" meta:object-count="0" meta:page-count="1" meta:paragraph-count="42" meta:word-count="76" meta:character-count="541" meta:non-whitespace-character-count="509"/>
  </office:meta>
</office:document-meta>
</file>